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bff7" officeooo:paragraph-rsid="000bbff7" style:font-weight-asian="bold" style:font-weight-complex="bold"/>
    </style:style>
    <style:style style:name="P2" style:family="paragraph" style:parent-style-name="Standard">
      <style:text-properties fo:font-weight="bold" officeooo:rsid="000dbcf3" officeooo:paragraph-rsid="000dbcf3" style:font-weight-asian="bold" style:font-weight-complex="bold"/>
    </style:style>
    <style:style style:name="P3" style:family="paragraph" style:parent-style-name="Standard">
      <style:text-properties fo:font-weight="normal" officeooo:rsid="000bbff7" officeooo:paragraph-rsid="000bbff7" style:font-weight-asian="normal" style:font-weight-complex="normal"/>
    </style:style>
    <style:style style:name="P4" style:family="paragraph" style:parent-style-name="Standard">
      <style:text-properties fo:font-weight="normal" officeooo:rsid="000dbcf3" officeooo:paragraph-rsid="000dbcf3" style:font-weight-asian="normal" style:font-weight-complex="normal"/>
    </style:style>
    <style:style style:name="T1" style:family="text">
      <style:text-properties officeooo:rsid="000e449a"/>
    </style:style>
    <style:style style:name="T2" style:family="text">
      <style:text-properties officeooo:rsid="001157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rospack to return install path of a package</text:p>
      <text:p text:style-name="P3">rospack find roscpp</text:p>
      <text:p text:style-name="P3"/>
      <text:p text:style-name="P1">Use roscd to cd directly to a package or a stack</text:p>
      <text:p text:style-name="P4">roscd roscpp</text:p>
      <text:p text:style-name="P4"/>
      <text:p text:style-name="P2">Use ‘Print Working Directory’ to <text:span text:style-name="T1">see current directory path</text:span></text:p>
      <text:p text:style-name="P4">pwd</text:p>
      <text:p text:style-name="P4"/>
      <text:p text:style-name="P2">If you want to see a list <text:span text:style-name="T2">(ls)</text:span> of all currently installed packages, you can use tab completion for that as well:</text:p>
      <text:p text:style-name="P4">rosls &lt;&lt;&lt; now push the TAB key twice &gt;&gt;&gt;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1T16:25:31.659910927</meta:creation-date>
    <meta:generator>LibreOffice/6.0.7.3$Linux_X86_64 LibreOffice_project/00m0$Build-3</meta:generator>
    <dc:date>2023-03-11T17:32:49.093134431</dc:date>
    <meta:editing-duration>PT56M50S</meta:editing-duration>
    <meta:editing-cycles>4</meta:editing-cycles>
    <meta:document-statistic meta:table-count="0" meta:image-count="0" meta:object-count="0" meta:page-count="1" meta:paragraph-count="8" meta:word-count="66" meta:character-count="340" meta:non-whitespace-character-count="282"/>
  </office:meta>
</office:document-meta>
</file>